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style:style>
    <style:style style:name="P3" style:family="paragraph" style:parent-style-name="Standard">
      <style:paragraph-properties fo:margin-top="0cm" fo:margin-bottom="0.499cm"/>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top"/></text:p>
      <text:section text:style-name="Sect1" text:name="wrap">
        <text:section text:style-name="Sect1" text:name="page-header">
          <text:h text:style-name="Heading_20_1" text:outline-level="1">Timelab miniCNC</text:h>
          <text:p text:style-name="Text_20_body">development board<text:line-break/><text:a xlink:type="simple" xlink:href="http://localhost/minicnc/">http://localhost/minicnc/</text:a></text:p>
          <text:h text:style-name="Heading_20_2" text:outline-level="2">Converting image to gCode</text:h>
          <text:p text:style-name="Text_20_body"><text:a xlink:type="simple" xlink:href="http://localhost/minicnc/viewtopic.php?f=101&amp;t=111">http://localhost/minicnc/viewtopic.php?f=101&amp;t=111</text:a></text:p>
        </text:section>
        <text:section text:style-name="Sect1" text:name="page-body">
          <text:p text:style-name="P3">Page <text:span text:style-name="Strong_20_Emphasis">1</text:span> of <text:span text:style-name="Strong_20_Emphasis">1</text:span></text:p>
          <text:h text:style-name="Heading_20_3" text:outline-level="3">Converting image to gCode</text:h>
          <text:p text:style-name="P2">Posted: <text:span text:style-name="Strong_20_Emphasis">20 Apr 2012, 21:58</text:span></text:p>
          <text:p text:style-name="P2">by <text:span text:style-name="Strong_20_Emphasis">Lonefish</text:span></text:p>
          <text:p text:style-name="Text_20_body">Converting werkt in X-Mode. <text:line-break/>Hij loopt alle rijen af, en freest dieper naarmate de kleur donkerder tot zwart wordt.<text:line-break/><text:line-break/>Wat ik nodig heb uit de presentatielaag om de gCode te converten:</text:p>
          <text:list xml:id="list35714545" text:style-name="L1">
            <text:list-header>
              <text:p text:style-name="P1">* Een path of een bufferedImage met de afbeelding<text:line-break/>* Een gewenste breedte en hoogte in cm's. Dit zou ik met sliders implementeren, met een vinkje of je in schaal wilt of niet, zoals je bvb kan herschalen in paint of photoshop, pas de ene aan en de andere verandert ook naarmate de verhouding. Dit zou voor de hoogte moeten gelimiteerd worden op 18cm en voor de breedte op 20cm (Geoffrey, was zo h├®? Of eventueel wat minder zodat er meer speling is)<text:line-break/>* Het aantal lagen dat er gefreesd moet worden (Eventueel een optie "Zwart Wit afbeelding, waarbij het aantal lagen standaard op 2 staat?)<text:line-break/>* Hoe diep er moet gefreesd worden, in mm's.</text:p>
            </text:list-header>
          </text:list>
          <text:p text:style-name="P2">Ik zou voordat er op "Frees nu" geklikt wordt een waarschuwing (met eventueel een afbeelding) tonen, waar de frees moet geplaatst worden als startpunt, aangezien dat nogal een kritiek punt is, h├® geoffrey <draw:frame draw:style-name="fr1" draw:name="Afbeeldingen1" text:anchor-type="as-char" svg:width="1.997cm" svg:height="0.998cm" draw:z-index="0"><draw:image xlink:href="http://localhost/minicnc/images/smilies/icon_e_biggrin.gif" xlink:type="simple" xlink:show="embed" xlink:actuate="onLoad"/><svg:title>:D</svg:title></draw:frame><text:line-break/><text:line-break/>Wat ik er ook zou insteken is een mogelijkheid om de afbeelding in negatief te frezen (wit diep infrezen, zwart niks frezen). Is een functie schrijven, of een library gebruiken om de foto in negatief te zetten, moet een praktische en wel gebruikte optie zijn denkik).<text:line-break/><text:line-break/>Je zal ook een final result kunnen opvragen, een bufferedImage als veld van de zelfgeschreven Image-Klasse, die toont hoe het gefreesde object er zal uitzien. Alsook een bufferedImage met de paden die gevolgd worden.<text:line-break/><text:line-break/>@Dempsey : Ik ga straks misschien nog de momenteel werkende gigantische klasse, opentrekken in meerdere, objectgeorienteerde klassen. Die je dan kunt implementeren in je bestaande project.<text:line-break/><text:line-break/>@ALL : <text:a xlink:type="simple" xlink:href="http://www.tkcnc.com/index.php?option=com_content&amp;view=section&amp;layout=blog&amp;id=7&amp;Itemid=60">http://www.tkcnc.com/index.php?option=c ... &amp;Itemid=60</text:a><text:line-break/>Dit is een gCode Editor + simulator. De code wordt in 3D geprint, als je op die drie gekleurde bolletjes in de bovenste balk klikt (denk ik, te lui om het programma nu te openen)<text:line-break/><text:line-break/>Denk dat het dit zowat is, vul wel aan als ik nog aan dingen denk.</text:p>
          <text:p text:style-name="Horizontal_20_Line"><text:soft-page-break/></text:p>
          <text:h text:style-name="Heading_20_3" text:outline-level="3">Re: Converting image to gCode</text:h>
          <text:p text:style-name="P2">Posted: <text:span text:style-name="Strong_20_Emphasis">21 Apr 2012, 09:53</text:span></text:p>
          <text:p text:style-name="P2">by <text:span text:style-name="Strong_20_Emphasis">geoffrey</text:span></text:p>
          <text:p text:style-name="P2">jup dat waren zo ongeveer de dimensies.<text:line-break/><text:line-break/>Wat betreft de GUI, ik denk dat het handig zou zijn om idd een soort van afdrukvoorbeeld te kunnen genereren en deze ook altijd eerst weer te geven alvorens er geprint wordt, PLUS een snelle check ofdat de afbeeldingsdimensies niet buiten het haalbare liggen zodat de machine geen beschadegingen oploopt. Indien dit wel zo is, bericht weergeven dat de afbeelding moet herschaald worden of de dpi lager moet.</text:p>
          <text:p text:style-name="Horizontal_20_Line"/>
          <text:h text:style-name="Heading_20_3" text:outline-level="3">Re: Converting image to gCode</text:h>
          <text:p text:style-name="P2">Posted: <text:span text:style-name="Strong_20_Emphasis">21 Apr 2012, 10:46</text:span></text:p>
          <text:p text:style-name="Text_20_body">by <text:span text:style-name="Strong_20_Emphasis">Lonefish</text:span></text:p>
          <text:p text:style-name="Quotations"><text:span text:style-name="Citation">geoffrey wrote:</text:span>Wat betreft de GUI, ik denk dat het handig zou zijn om idd een soort van afdrukvoorbeeld te kunnen genereren en deze ook altijd eerst weer te geven alvorens er geprint wordt</text:p>
          <text:p text:style-name="Text_20_body"><text:line-break/>Zoals ik toonde in excel?</text:p>
          <text:p text:style-name="Quotations"><text:span text:style-name="Citation">geoffrey wrote:</text:span> PLUS een snelle check ofdat de afbeeldingsdimensies niet buiten het haalbare liggen zodat de machine geen beschadegingen oploopt. Indien dit wel zo is, bericht weergeven dat de afbeelding moet herschaald worden of de dpi lager moet.</text:p>
          <text:p text:style-name="P2"><text:line-break/>Vandaar dat ik zou werken met sliders.. Daar kan je niet groter gaan dan mogelijk.. Als je zegt dat de breedte maximum 20 is kan je de slider niet groter trekken h├® <draw:frame draw:style-name="fr1" draw:name="Afbeeldingen2" text:anchor-type="as-char" svg:width="1.997cm" svg:height="0.998cm" draw:z-index="1"><draw:image xlink:href="http://localhost/minicnc/images/smilies/icon_e_smile.gif" xlink:type="simple" xlink:show="embed" xlink:actuate="onLoad"/><svg:title>:)</svg:title></draw:frame></text:p>
          <text:p text:style-name="Horizontal_20_Line"/>
          <text:h text:style-name="Heading_20_3" text:outline-level="3">Re: Converting image to gCode</text:h>
          <text:p text:style-name="P2">Posted: <text:span text:style-name="Strong_20_Emphasis">21 Apr 2012, 11:09</text:span></text:p>
          <text:p text:style-name="P2">by <text:span text:style-name="Strong_20_Emphasis">geoffrey</text:span></text:p>
          <text:p text:style-name="P2">sliders?</text:p>
          <text:p text:style-name="Horizontal_20_Line"/>
          <text:h text:style-name="Heading_20_3" text:outline-level="3">Re: Converting image to gCode</text:h>
          <text:p text:style-name="P2">Posted: <text:span text:style-name="Strong_20_Emphasis">21 Apr 2012, 14:45</text:span></text:p>
          <text:p text:style-name="Text_20_body">by <text:span text:style-name="Strong_20_Emphasis">Lonefish</text:span></text:p>
          <text:p text:style-name="Quotations"><text:span text:style-name="Citation">geoffrey wrote:</text:span>sliders?</text:p>
          <text:p text:style-name="P2"><text:line-break/><text:a xlink:type="simple" xlink:href="http://www.blinkdagger.com/tutorials/matlab/GUI/basic/slider/image013.png">http://www.blinkdagger.com/tutorials/ma ... age013.png</text:a></text:p>
          <text:p text:style-name="Horizontal_20_Line"/>
          <text:h text:style-name="Heading_20_3" text:outline-level="3"><text:soft-page-break/>Re: Converting image to gCode</text:h>
          <text:p text:style-name="P2">Posted: <text:span text:style-name="Strong_20_Emphasis">21 Apr 2012, 23:47</text:span></text:p>
          <text:p text:style-name="P2">by <text:span text:style-name="Strong_20_Emphasis">Lonefish</text:span></text:p>
          <text:p text:style-name="P2">Voor de lettertypes heb ik een fontpack (dat in een bestand opgeslagen is als parameters voor het opbouwen van gcode) gevonden, van een programma dat exact hetzelfde doet.<text:line-break/><text:line-break/><text:a xlink:type="simple" xlink:href="http://ncplot.com/stickfont/stickfont.htm">http://ncplot.com/stickfont/stickfont.htm</text:a> Hier te downloaden. <text:line-break/><text:line-break/><text:a xlink:type="simple" xlink:href="http://ncplot.com/stickfontv2/stickfontv2.htm">http://ncplot.com/stickfontv2/stickfontv2.htm</text:a> =&gt; dit is het programma, blijkbaar hebben ze ook een editor om je eigen font's te maken..<text:line-break/><text:line-break/>De sleutel heb ik na wat geknoei gevonden. Nadat ik ontdekte dat ik een sierlettertype geopend had en dat het daardoor zo raar leek.. Deze (en de manier van opslaan is eigenlijk ook wel goed gevonden) fonts kunnen we eventueel wel gebruiken? Niet?</text:p>
          <text:p text:style-name="Horizontal_20_Line"/>
          <text:h text:style-name="Heading_20_3" text:outline-level="3">Re: Converting image to gCode</text:h>
          <text:p text:style-name="P2">Posted: <text:span text:style-name="Strong_20_Emphasis">30 Apr 2012, 20:19</text:span></text:p>
          <text:p text:style-name="P2">by <text:span text:style-name="Strong_20_Emphasis">geoffrey</text:span></text:p>
          <text:p text:style-name="P2">Slow PyPy (python gcode generator)<text:line-break/><text:a xlink:type="simple" xlink:href="http://www.foobarsoft.com/tag/skeinforge/">http://www.foobarsoft.com/tag/skeinforge/</text:a><text:line-break/><text:line-break/>Pleasant3D<text:line-break/><text:a xlink:type="simple" xlink:href="http://www.pleasantsoftware.com/developer/pleasant3d/">http://www.pleasantsoftware.com/developer/pleasant3d/</text:a><text:line-break/><text:line-break/>Gcode generators:<text:line-break/><text:a xlink:type="simple" xlink:href="http://replicat.org/generators">http://replicat.org/generators</text:a></text:p>
          <text:p text:style-name="Horizontal_20_Line"/>
        </text:section>
        <text:section text:style-name="Sect1" text:name="page-footer">
          <text:p text:style-name="Standard">All times are UTC [ DST ]<text:line-break/>Page <text:span text:style-name="Strong_20_Emphasis">1</text:span> of <text:span text:style-name="Strong_20_Emphasis">1</text:span></text:p>
          <text:p text:style-name="Standard">Powered by phpBB® Forum Software © phpBB Group<text:line-break/>http://www.phpbb.com/</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nl"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2T15:58:03.50</meta:creation-date>
    <meta:document-statistic meta:table-count="0" meta:image-count="2" meta:object-count="0" meta:page-count="3" meta:paragraph-count="41" meta:word-count="751" meta:character-count="4693" meta:non-whitespace-character-count="3963"/>
    <dc:date>2012-05-22T15:58:33.59</dc:date>
    <meta:editing-duration>PT30S</meta:editing-duration>
    <meta:editing-cycles>1</meta:editing-cycles>
    <meta:generator>LibreOffice/3.4$Win32 LibreOffice_project/340m1$Build-402</meta:generator>
  </office:meta>
</office:document-meta>
</file>